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9in" svg:height="6.7555in" svg:x="10.3197in" svg:y="0.9516in">
            <draw:object draw:notify-on-update-of-ranges="Sheet1.E8:Sheet1.E107 Sheet1.J8:Sheet1.J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ALTIME SPEED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GENERIC SPE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INITIAL PERCENTAGE</text:p>
          </table:table-cell>
          <table:table-cell/>
          <table:table-cell office:value-type="string" calcext:value-type="string">
            <text:p>SPEED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87492" calcext:value-type="float">
            <text:p>3.87492</text:p>
          </table:table-cell>
          <table:table-cell office:value-type="float" office:value="0.455" calcext:value-type="float">
            <text:p>0.455</text:p>
          </table:table-cell>
          <table:table-cell/>
          <table:table-cell office:value-type="float" office:value="140.64806" calcext:value-type="float">
            <text:p>140.64806</text:p>
          </table:table-cell>
          <table:table-cell/>
          <table:table-cell office:value-type="float" office:value="2.237702" calcext:value-type="float">
            <text:p>2.237702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439.736858" calcext:value-type="float">
            <text:p>439.7368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11226" calcext:value-type="float">
            <text:p>6.911226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133.840223" calcext:value-type="float">
            <text:p>133.840223</text:p>
          </table:table-cell>
          <table:table-cell/>
          <table:table-cell office:value-type="float" office:value="2.233077" calcext:value-type="float">
            <text:p>2.233077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441.991019" calcext:value-type="float">
            <text:p>441.991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75443" calcext:value-type="float">
            <text:p>6.275443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134.811198" calcext:value-type="float">
            <text:p>134.811198</text:p>
          </table:table-cell>
          <table:table-cell/>
          <table:table-cell office:value-type="float" office:value="2.248643" calcext:value-type="float">
            <text:p>2.248643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39.376072" calcext:value-type="float">
            <text:p>439.3760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21832" calcext:value-type="float">
            <text:p>6.921832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float" office:value="135.079844" calcext:value-type="float">
            <text:p>135.079844</text:p>
          </table:table-cell>
          <table:table-cell/>
          <table:table-cell office:value-type="float" office:value="2.221752" calcext:value-type="float">
            <text:p>2.221752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447.84473" calcext:value-type="float">
            <text:p>447.844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77073" calcext:value-type="float">
            <text:p>6.577073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131.821559" calcext:value-type="float">
            <text:p>131.821559</text:p>
          </table:table-cell>
          <table:table-cell/>
          <table:table-cell office:value-type="float" office:value="2.23818" calcext:value-type="float">
            <text:p>2.2381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46.344814" calcext:value-type="float">
            <text:p>446.3448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86569" calcext:value-type="float">
            <text:p>7.3865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5.380851" calcext:value-type="float">
            <text:p>135.380851</text:p>
          </table:table-cell>
          <table:table-cell/>
          <table:table-cell office:value-type="float" office:value="2.855435" calcext:value-type="float">
            <text:p>2.855435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340.40346" calcext:value-type="float">
            <text:p>340.40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68027" calcext:value-type="float">
            <text:p>6.668027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135.272399" calcext:value-type="float">
            <text:p>135.272399</text:p>
          </table:table-cell>
          <table:table-cell/>
          <table:table-cell office:value-type="float" office:value="2.852718" calcext:value-type="float">
            <text:p>2.85271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343.532014" calcext:value-type="float">
            <text:p>343.532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277195" calcext:value-type="float">
            <text:p>6.277195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136.525944" calcext:value-type="float">
            <text:p>136.525944</text:p>
          </table:table-cell>
          <table:table-cell/>
          <table:table-cell office:value-type="float" office:value="3.159228" calcext:value-type="float">
            <text:p>3.159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6.533042" calcext:value-type="float">
            <text:p>316.5330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4853" calcext:value-type="float">
            <text:p>6.44853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137.395655" calcext:value-type="float">
            <text:p>137.395655</text:p>
          </table:table-cell>
          <table:table-cell/>
          <table:table-cell office:value-type="float" office:value="2.242426" calcext:value-type="float">
            <text:p>2.242426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37.472646" calcext:value-type="float">
            <text:p>437.4726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24377" calcext:value-type="float">
            <text:p>4.62437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16.029099" calcext:value-type="float">
            <text:p>216.029099</text:p>
          </table:table-cell>
          <table:table-cell/>
          <table:table-cell office:value-type="float" office:value="2.852205" calcext:value-type="float">
            <text:p>2.852205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344.996235" calcext:value-type="float">
            <text:p>344.9962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40322" calcext:value-type="float">
            <text:p>6.740322</text:p>
          </table:table-cell>
          <table:table-cell office:value-type="float" office:value="0.103" calcext:value-type="float">
            <text:p>0.103</text:p>
          </table:table-cell>
          <table:table-cell/>
          <table:table-cell office:value-type="float" office:value="133.079693" calcext:value-type="float">
            <text:p>133.079693</text:p>
          </table:table-cell>
          <table:table-cell/>
          <table:table-cell office:value-type="float" office:value="2.228567" calcext:value-type="float">
            <text:p>2.228567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446.02655" calcext:value-type="float">
            <text:p>446.02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852" calcext:value-type="float">
            <text:p>6.5852</text:p>
          </table:table-cell>
          <table:table-cell office:value-type="float" office:value="0.131" calcext:value-type="float">
            <text:p>0.131</text:p>
          </table:table-cell>
          <table:table-cell/>
          <table:table-cell office:value-type="float" office:value="131.962581" calcext:value-type="float">
            <text:p>131.962581</text:p>
          </table:table-cell>
          <table:table-cell/>
          <table:table-cell office:value-type="float" office:value="2.559483" calcext:value-type="float">
            <text:p>2.55948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382.889818" calcext:value-type="float">
            <text:p>382.8898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75715" calcext:value-type="float">
            <text:p>5.975715</text:p>
          </table:table-cell>
          <table:table-cell office:value-type="float" office:value="0.147" calcext:value-type="float">
            <text:p>0.147</text:p>
          </table:table-cell>
          <table:table-cell/>
          <table:table-cell office:value-type="float" office:value="142.744427" calcext:value-type="float">
            <text:p>142.744427</text:p>
          </table:table-cell>
          <table:table-cell/>
          <table:table-cell office:value-type="float" office:value="2.22619" calcext:value-type="float">
            <text:p>2.22619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442.909168" calcext:value-type="float">
            <text:p>442.9091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6537" calcext:value-type="float">
            <text:p>6.46537</text:p>
          </table:table-cell>
          <table:table-cell office:value-type="float" office:value="0.157" calcext:value-type="float">
            <text:p>0.157</text:p>
          </table:table-cell>
          <table:table-cell/>
          <table:table-cell office:value-type="float" office:value="130.386971" calcext:value-type="float">
            <text:p>130.386971</text:p>
          </table:table-cell>
          <table:table-cell/>
          <table:table-cell office:value-type="float" office:value="2.254909" calcext:value-type="float">
            <text:p>2.25490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43.033392" calcext:value-type="float">
            <text:p>443.0333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720554" calcext:value-type="float">
            <text:p>6.720554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float" office:value="134.066331" calcext:value-type="float">
            <text:p>134.066331</text:p>
          </table:table-cell>
          <table:table-cell/>
          <table:table-cell office:value-type="float" office:value="2.231715" calcext:value-type="float">
            <text:p>2.231715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440.468436" calcext:value-type="float">
            <text:p>440.468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55295" calcext:value-type="float">
            <text:p>6.855295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float" office:value="135.515686" calcext:value-type="float">
            <text:p>135.515686</text:p>
          </table:table-cell>
          <table:table-cell/>
          <table:table-cell office:value-type="float" office:value="2.241988" calcext:value-type="float">
            <text:p>2.241988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445.140616" calcext:value-type="float">
            <text:p>445.1406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98888" calcext:value-type="float">
            <text:p>6.98888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128.060578" calcext:value-type="float">
            <text:p>128.060578</text:p>
          </table:table-cell>
          <table:table-cell/>
          <table:table-cell office:value-type="float" office:value="3.069013" calcext:value-type="float">
            <text:p>3.069013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315.085025" calcext:value-type="float">
            <text:p>315.0850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425384" calcext:value-type="float">
            <text:p>6.425384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float" office:value="133.532874" calcext:value-type="float">
            <text:p>133.532874</text:p>
          </table:table-cell>
          <table:table-cell/>
          <table:table-cell office:value-type="float" office:value="2.229702" calcext:value-type="float">
            <text:p>2.229702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43.108542" calcext:value-type="float">
            <text:p>443.1085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83439" calcext:value-type="float">
            <text:p>6.683439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132.117616" calcext:value-type="float">
            <text:p>132.117616</text:p>
          </table:table-cell>
          <table:table-cell/>
          <table:table-cell office:value-type="float" office:value="2.240838" calcext:value-type="float">
            <text:p>2.240838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440.906519" calcext:value-type="float">
            <text:p>440.9065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98927" calcext:value-type="float">
            <text:p>6.598927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float" office:value="131.384996" calcext:value-type="float">
            <text:p>131.384996</text:p>
          </table:table-cell>
          <table:table-cell/>
          <table:table-cell office:value-type="float" office:value="2.784609" calcext:value-type="float">
            <text:p>2.784609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345.829512" calcext:value-type="float">
            <text:p>345.8295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684055" calcext:value-type="float">
            <text:p>6.684055</text:p>
          </table:table-cell>
          <table:table-cell office:value-type="float" office:value="0.135" calcext:value-type="float">
            <text:p>0.135</text:p>
          </table:table-cell>
          <table:table-cell/>
          <table:table-cell office:value-type="float" office:value="129.412458" calcext:value-type="float">
            <text:p>129.41245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01684" calcext:value-type="float">
            <text:p>6.01684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141.436369" calcext:value-type="float">
            <text:p>141.436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40511" calcext:value-type="float">
            <text:p>7.240511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136.316347" calcext:value-type="float">
            <text:p>136.31634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37452" calcext:value-type="float">
            <text:p>6.537452</text:p>
          </table:table-cell>
          <table:table-cell office:value-type="float" office:value="0.138" calcext:value-type="float">
            <text:p>0.138</text:p>
          </table:table-cell>
          <table:table-cell/>
          <table:table-cell office:value-type="float" office:value="131.855653" calcext:value-type="float">
            <text:p>131.8556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64266" calcext:value-type="float">
            <text:p>7.064266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float" office:value="138.018586" calcext:value-type="float">
            <text:p>138.0185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52438" calcext:value-type="float">
            <text:p>7.052438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133.145445" calcext:value-type="float">
            <text:p>133.1454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432977" calcext:value-type="float">
            <text:p>7.432977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126.059855" calcext:value-type="float">
            <text:p>126.0598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69873" calcext:value-type="float">
            <text:p>6.369873</text:p>
          </table:table-cell>
          <table:table-cell office:value-type="float" office:value="0.166" calcext:value-type="float">
            <text:p>0.166</text:p>
          </table:table-cell>
          <table:table-cell/>
          <table:table-cell office:value-type="float" office:value="130.928826" calcext:value-type="float">
            <text:p>130.9288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30725" calcext:value-type="float">
            <text:p>6.330725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133.949904" calcext:value-type="float">
            <text:p>133.949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189395" calcext:value-type="float">
            <text:p>6.189395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137.008546" calcext:value-type="float">
            <text:p>137.0085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935904" calcext:value-type="float">
            <text:p>6.935904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27.020212" calcext:value-type="float">
            <text:p>127.0202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89437" calcext:value-type="float">
            <text:p>6.289437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float" office:value="131.649307" calcext:value-type="float">
            <text:p>131.64930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904828" calcext:value-type="float">
            <text:p>6.904828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127.012576" calcext:value-type="float">
            <text:p>127.0125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366171" calcext:value-type="float">
            <text:p>7.366171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132.090338" calcext:value-type="float">
            <text:p>132.0903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965581" calcext:value-type="float">
            <text:p>6.965581</text:p>
          </table:table-cell>
          <table:table-cell office:value-type="float" office:value="0.078" calcext:value-type="float">
            <text:p>0.078</text:p>
          </table:table-cell>
          <table:table-cell/>
          <table:table-cell office:value-type="float" office:value="132.365126" calcext:value-type="float">
            <text:p>132.3651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07961" calcext:value-type="float">
            <text:p>6.507961</text:p>
          </table:table-cell>
          <table:table-cell office:value-type="float" office:value="0.153" calcext:value-type="float">
            <text:p>0.153</text:p>
          </table:table-cell>
          <table:table-cell/>
          <table:table-cell office:value-type="float" office:value="130.14829" calcext:value-type="float">
            <text:p>130.148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10389" calcext:value-type="float">
            <text:p>6.410389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137.745152" calcext:value-type="float">
            <text:p>137.7451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1699" calcext:value-type="float">
            <text:p>7.21699</text:p>
          </table:table-cell>
          <table:table-cell office:value-type="float" office:value="0.045" calcext:value-type="float">
            <text:p>0.045</text:p>
          </table:table-cell>
          <table:table-cell/>
          <table:table-cell office:value-type="float" office:value="132.326635" calcext:value-type="float">
            <text:p>132.3266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68469" calcext:value-type="float">
            <text:p>7.268469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129.600881" calcext:value-type="float">
            <text:p>129.60088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132866" calcext:value-type="float">
            <text:p>7.132866</text:p>
          </table:table-cell>
          <table:table-cell office:value-type="float" office:value="0.038" calcext:value-type="float">
            <text:p>0.038</text:p>
          </table:table-cell>
          <table:table-cell/>
          <table:table-cell office:value-type="float" office:value="134.868646" calcext:value-type="float">
            <text:p>134.8686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22297" calcext:value-type="float">
            <text:p>6.522297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float" office:value="130.628828" calcext:value-type="float">
            <text:p>130.6288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2486" calcext:value-type="float">
            <text:p>6.32486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float" office:value="135.180856" calcext:value-type="float">
            <text:p>135.1808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57216" calcext:value-type="float">
            <text:p>6.357216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float" office:value="132.919816" calcext:value-type="float">
            <text:p>132.919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989818" calcext:value-type="float">
            <text:p>6.989818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126.612737" calcext:value-type="float">
            <text:p>126.612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7471" calcext:value-type="float">
            <text:p>6.47471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36.06787" calcext:value-type="float">
            <text:p>136.0678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76855" calcext:value-type="float">
            <text:p>6.276855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float" office:value="133.028404" calcext:value-type="float">
            <text:p>133.0284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55112" calcext:value-type="float">
            <text:p>6.355112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float" office:value="133.121182" calcext:value-type="float">
            <text:p>133.121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728193" calcext:value-type="float">
            <text:p>6.728193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126.18544" calcext:value-type="float">
            <text:p>126.18544</text:p>
          </table:table-cell>
          <table:table-cell table:number-columns-repeated="5"/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/>
          <table:table-cell office:value-type="float" office:value="6.937513" calcext:value-type="float">
            <text:p>6.937513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float" office:value="127.279039" calcext:value-type="float">
            <text:p>127.279039</text:p>
          </table:table-cell>
          <table:table-cell table:number-columns-repeated="5"/>
          <table:table-cell table:formula="of:=AVERAGE([.E8:.E41])" office:value-type="float" office:value="136.045911970588" calcext:value-type="float">
            <text:p>136.045911970588</text:p>
          </table:table-cell>
          <table:table-cell/>
          <table:table-cell table:formula="of:= SQRT(DEVSQ([.E8:.E41]))" office:value-type="float" office:value="84.2188536330662" calcext:value-type="float">
            <text:p>84.2188536330662</text:p>
          </table:table-cell>
        </table:table-row>
        <table:table-row table:style-name="ro1">
          <table:table-cell/>
          <table:table-cell office:value-type="float" office:value="6.504605" calcext:value-type="float">
            <text:p>6.504605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136.211191" calcext:value-type="float">
            <text:p>136.2111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0264" calcext:value-type="float">
            <text:p>6.40264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134.788153" calcext:value-type="float">
            <text:p>134.7881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852599" calcext:value-type="float">
            <text:p>6.852599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float" office:value="128.564361" calcext:value-type="float">
            <text:p>128.5643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762613" calcext:value-type="float">
            <text:p>6.76261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131.605933" calcext:value-type="float">
            <text:p>131.6059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0075" calcext:value-type="float">
            <text:p>6.4007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float" office:value="130.140996" calcext:value-type="float">
            <text:p>130.1409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08558" calcext:value-type="float">
            <text:p>7.208558</text:p>
          </table:table-cell>
          <table:table-cell office:value-type="float" office:value="0.078" calcext:value-type="float">
            <text:p>0.078</text:p>
          </table:table-cell>
          <table:table-cell/>
          <table:table-cell office:value-type="float" office:value="127.903527" calcext:value-type="float">
            <text:p>127.9035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30311" calcext:value-type="float">
            <text:p>7.03031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28.017099" calcext:value-type="float">
            <text:p>128.0170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877597" calcext:value-type="float">
            <text:p>6.877597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125.916075" calcext:value-type="float">
            <text:p>125.916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698764" calcext:value-type="float">
            <text:p>6.698764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float" office:value="141.070804" calcext:value-type="float">
            <text:p>141.0708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797244" calcext:value-type="float">
            <text:p>6.7972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135.348972" calcext:value-type="float">
            <text:p>135.3489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685379" calcext:value-type="float">
            <text:p>6.685379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30.583471" calcext:value-type="float">
            <text:p>130.5834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973095" calcext:value-type="float">
            <text:p>6.97309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131.505452" calcext:value-type="float">
            <text:p>131.5054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00834" calcext:value-type="float">
            <text:p>7.000834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float" office:value="136.697999" calcext:value-type="float">
            <text:p>136.6979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609299" calcext:value-type="float">
            <text:p>7.6092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.418151" calcext:value-type="float">
            <text:p>131.4181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037391" calcext:value-type="float">
            <text:p>7.037391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float" office:value="136.982584" calcext:value-type="float">
            <text:p>136.9825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00106" calcext:value-type="float">
            <text:p>6.500106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34.3055" calcext:value-type="float">
            <text:p>134.30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22675" calcext:value-type="float">
            <text:p>6.322675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float" office:value="142.502976" calcext:value-type="float">
            <text:p>142.5029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800568" calcext:value-type="float">
            <text:p>6.800568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33.812355" calcext:value-type="float">
            <text:p>133.8123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28581" calcext:value-type="float">
            <text:p>6.428581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float" office:value="136.422019" calcext:value-type="float">
            <text:p>136.4220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632576" calcext:value-type="float">
            <text:p>6.63257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35.693884" calcext:value-type="float">
            <text:p>135.69388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194258" calcext:value-type="float">
            <text:p>6.194258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137.385302" calcext:value-type="float">
            <text:p>137.38530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7534" calcext:value-type="float">
            <text:p>6.27534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float" office:value="142.303045" calcext:value-type="float">
            <text:p>142.3030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653054" calcext:value-type="float">
            <text:p>7.653054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125.832119" calcext:value-type="float">
            <text:p>125.8321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90344" calcext:value-type="float">
            <text:p>6.390344</text:p>
          </table:table-cell>
          <table:table-cell office:value-type="float" office:value="0.151" calcext:value-type="float">
            <text:p>0.151</text:p>
          </table:table-cell>
          <table:table-cell/>
          <table:table-cell office:value-type="float" office:value="132.8567" calcext:value-type="float">
            <text:p>132.85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89836" calcext:value-type="float">
            <text:p>6.289836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136.251567" calcext:value-type="float">
            <text:p>136.25156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19918" calcext:value-type="float">
            <text:p>7.219918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float" office:value="122.716075" calcext:value-type="float">
            <text:p>122.7160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104983" calcext:value-type="float">
            <text:p>7.104983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138.072114" calcext:value-type="float">
            <text:p>138.0721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02591" calcext:value-type="float">
            <text:p>6.402591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float" office:value="135.570115" calcext:value-type="float">
            <text:p>135.5701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876229" calcext:value-type="float">
            <text:p>6.876229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float" office:value="127.249983" calcext:value-type="float">
            <text:p>127.2499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945602" calcext:value-type="float">
            <text:p>5.945602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141.11271" calcext:value-type="float">
            <text:p>141.112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55934" calcext:value-type="float">
            <text:p>6.255934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float" office:value="132.99373" calcext:value-type="float">
            <text:p>132.9937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.017699" calcext:value-type="float">
            <text:p>8.01769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24.599339" calcext:value-type="float">
            <text:p>124.59933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170917" calcext:value-type="float">
            <text:p>6.170917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135.960349" calcext:value-type="float">
            <text:p>135.96034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56914" calcext:value-type="float">
            <text:p>6.556914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float" office:value="135.277051" calcext:value-type="float">
            <text:p>135.2770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123394" calcext:value-type="float">
            <text:p>7.123394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float" office:value="123.817386" calcext:value-type="float">
            <text:p>123.8173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89808" calcext:value-type="float">
            <text:p>7.289808</text:p>
          </table:table-cell>
          <table:table-cell office:value-type="float" office:value="0.054" calcext:value-type="float">
            <text:p>0.054</text:p>
          </table:table-cell>
          <table:table-cell/>
          <table:table-cell office:value-type="float" office:value="129.770221" calcext:value-type="float">
            <text:p>129.77022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478003" calcext:value-type="float">
            <text:p>6.47800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31.213276" calcext:value-type="float">
            <text:p>131.213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783181" calcext:value-type="float">
            <text:p>6.783181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float" office:value="132.53369" calcext:value-type="float">
            <text:p>132.533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86134" calcext:value-type="float">
            <text:p>6.286134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134.900083" calcext:value-type="float">
            <text:p>134.90008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78243" calcext:value-type="float">
            <text:p>6.578243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float" office:value="127.997704" calcext:value-type="float">
            <text:p>127.9977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75924" calcext:value-type="float">
            <text:p>6.575924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135.646338" calcext:value-type="float">
            <text:p>135.64633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55049" calcext:value-type="float">
            <text:p>7.5504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32.309296" calcext:value-type="float">
            <text:p>132.3092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672576" calcext:value-type="float">
            <text:p>6.672576</text:p>
          </table:table-cell>
          <table:table-cell office:value-type="float" office:value="0.108" calcext:value-type="float">
            <text:p>0.108</text:p>
          </table:table-cell>
          <table:table-cell/>
          <table:table-cell office:value-type="float" office:value="133.681506" calcext:value-type="float">
            <text:p>133.6815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60608" calcext:value-type="float">
            <text:p>6.560608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float" office:value="133.981486" calcext:value-type="float">
            <text:p>133.9814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821215" calcext:value-type="float">
            <text:p>6.82121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float" office:value="134.580127" calcext:value-type="float">
            <text:p>134.580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51163" calcext:value-type="float">
            <text:p>6.251163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float" office:value="134.534966" calcext:value-type="float">
            <text:p>134.53496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221938" calcext:value-type="float">
            <text:p>6.221938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float" office:value="135.166891" calcext:value-type="float">
            <text:p>135.1668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87312" calcext:value-type="float">
            <text:p>7.8731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26.887434" calcext:value-type="float">
            <text:p>126.8874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133752" calcext:value-type="float">
            <text:p>6.133752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float" office:value="139.392662" calcext:value-type="float">
            <text:p>139.39266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40775" calcext:value-type="float">
            <text:p>6.340775</text:p>
          </table:table-cell>
          <table:table-cell office:value-type="float" office:value="0.152" calcext:value-type="float">
            <text:p>0.152</text:p>
          </table:table-cell>
          <table:table-cell/>
          <table:table-cell office:value-type="float" office:value="133.737595" calcext:value-type="float">
            <text:p>133.7375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373577" calcext:value-type="float">
            <text:p>6.373577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136.971753" calcext:value-type="float">
            <text:p>136.97175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4:05:05.6160794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6:38:05.190871490</meta:creation-date>
    <meta:generator>LibreOffice/24.2.7.2$Linux_X86_64 LibreOffice_project/420$Build-2</meta:generator>
    <dc:date>2025-09-08T14:05:43.934865911</dc:date>
    <meta:editing-duration>PT1H34M44S</meta:editing-duration>
    <meta:editing-cycles>10</meta:editing-cycles>
    <meta:document-statistic meta:table-count="1" meta:cell-count="3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2.767cm" svg:height="17.16cm" xlink:href=".." xlink:type="simple" chart:class="chart:scatter" chart:style-name="ch1">
        <chart:title svg:x="13.945cm" svg:y="0.479cm" chart:style-name="ch2">
          <text:p>SPEED COMPARISON</text:p>
        </chart:title>
        <chart:legend chart:legend-position="end" svg:x="28.751cm" svg:y="7.534cm" style:legend-expansion="high" chart:style-name="ch3"/>
        <chart:plot-area chart:style-name="ch4" table:cell-range-address="Sheet1.E8:Sheet1.E107 Sheet1.J8:Sheet1.J39" svg:x="1.666cm" svg:y="1.601cm" svg:width="26.43cm" svg:height="14.235cm">
          <chart:coordinate-region svg:x="2.473cm" svg:y="1.8cm" svg:width="25.343cm" svg:height="13.389cm"/>
          <chart:axis chart:dimension="x" chart:name="primary-x" chart:style-name="ch5">
            <chart:title svg:x="13.858cm" svg:y="16.179cm" chart:style-name="ch6">
              <text:p>measurement</text:p>
            </chart:title>
          </chart:axis>
          <chart:axis chart:dimension="y" chart:name="primary-y" chart:style-name="ch7">
            <chart:title svg:x="0.451cm" svg:y="9.199cm" chart:style-name="ch8">
              <text:p>speed</text:p>
            </chart:title>
            <chart:grid chart:style-name="ch9" chart:class="major"/>
          </chart:axis>
          <chart:series chart:style-name="ch10" chart:values-cell-range-address="Sheet1.E8:Sheet1.E107" chart:class="chart:scatter">
            <chart:mean-value chart:style-name="ch11"/>
            <chart:regression-curve chart:style-name="ch12"/>
            <chart:data-point chart:repeated="100"/>
          </chart:series>
          <chart:series chart:style-name="ch13" chart:values-cell-range-address="Sheet1.J8:Sheet1.J39" chart:class="chart:scatter">
            <chart:mean-value chart:style-name="ch14"/>
            <chart:regression-curve chart:style-name="ch15"/>
            <chart:data-point chart:repeated="3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.64806">
                <text:p>140.64806</text:p>
                <draw:g>
                  <svg:desc>Sheet1.E8:Sheet1.E107</svg:desc>
                </draw:g>
              </table:table-cell>
              <table:table-cell office:value-type="float" office:value="439.736858">
                <text:p>439.736858</text:p>
                <draw:g>
                  <svg:desc>Sheet1.J8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840223">
                <text:p>133.840223</text:p>
              </table:table-cell>
              <table:table-cell office:value-type="float" office:value="441.991019">
                <text:p>441.991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.811198">
                <text:p>134.811198</text:p>
              </table:table-cell>
              <table:table-cell office:value-type="float" office:value="439.376072">
                <text:p>439.376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.079844">
                <text:p>135.079844</text:p>
              </table:table-cell>
              <table:table-cell office:value-type="float" office:value="447.84473">
                <text:p>447.84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.821559">
                <text:p>131.821559</text:p>
              </table:table-cell>
              <table:table-cell office:value-type="float" office:value="446.344814">
                <text:p>446.344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.380851">
                <text:p>135.380851</text:p>
              </table:table-cell>
              <table:table-cell office:value-type="float" office:value="340.40346">
                <text:p>340.40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.272399">
                <text:p>135.272399</text:p>
              </table:table-cell>
              <table:table-cell office:value-type="float" office:value="343.532014">
                <text:p>343.532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6.525944">
                <text:p>136.525944</text:p>
              </table:table-cell>
              <table:table-cell office:value-type="float" office:value="316.533042">
                <text:p>316.533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.395655">
                <text:p>137.395655</text:p>
              </table:table-cell>
              <table:table-cell office:value-type="float" office:value="437.472646">
                <text:p>437.472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6.029099">
                <text:p>216.029099</text:p>
              </table:table-cell>
              <table:table-cell office:value-type="float" office:value="344.996235">
                <text:p>344.996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.079693">
                <text:p>133.079693</text:p>
              </table:table-cell>
              <table:table-cell office:value-type="float" office:value="446.02655">
                <text:p>446.02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1.962581">
                <text:p>131.962581</text:p>
              </table:table-cell>
              <table:table-cell office:value-type="float" office:value="382.889818">
                <text:p>382.889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.744427">
                <text:p>142.744427</text:p>
              </table:table-cell>
              <table:table-cell office:value-type="float" office:value="442.909168">
                <text:p>442.909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386971">
                <text:p>130.386971</text:p>
              </table:table-cell>
              <table:table-cell office:value-type="float" office:value="443.033392">
                <text:p>443.0333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.066331">
                <text:p>134.066331</text:p>
              </table:table-cell>
              <table:table-cell office:value-type="float" office:value="440.468436">
                <text:p>440.468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5.515686">
                <text:p>135.515686</text:p>
              </table:table-cell>
              <table:table-cell office:value-type="float" office:value="445.140616">
                <text:p>445.140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.060578">
                <text:p>128.060578</text:p>
              </table:table-cell>
              <table:table-cell office:value-type="float" office:value="315.085025">
                <text:p>315.085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532874">
                <text:p>133.532874</text:p>
              </table:table-cell>
              <table:table-cell office:value-type="float" office:value="443.108542">
                <text:p>443.1085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.117616">
                <text:p>132.117616</text:p>
              </table:table-cell>
              <table:table-cell office:value-type="float" office:value="440.906519">
                <text:p>440.9065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1.384996">
                <text:p>131.384996</text:p>
              </table:table-cell>
              <table:table-cell office:value-type="float" office:value="345.829512">
                <text:p>345.829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.412458">
                <text:p>129.412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.436369">
                <text:p>141.436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.316347">
                <text:p>136.316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.855653">
                <text:p>131.855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8.018586">
                <text:p>138.018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.145445">
                <text:p>133.145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.059855">
                <text:p>126.059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.928826">
                <text:p>130.928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.949904">
                <text:p>133.94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.008546">
                <text:p>137.008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.020212">
                <text:p>127.020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.649307">
                <text:p>131.649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.012576">
                <text:p>127.012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.090338">
                <text:p>132.090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2.365126">
                <text:p>132.365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.14829">
                <text:p>130.14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.745152">
                <text:p>137.74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.326635">
                <text:p>132.326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600881">
                <text:p>129.600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.868646">
                <text:p>134.868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.628828">
                <text:p>130.628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.180856">
                <text:p>135.180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2.919816">
                <text:p>132.919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6.612737">
                <text:p>126.612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6.06787">
                <text:p>136.0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.028404">
                <text:p>133.028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.121182">
                <text:p>133.12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.18544">
                <text:p>126.18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.279039">
                <text:p>127.279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.211191">
                <text:p>136.21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.788153">
                <text:p>134.788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8.564361">
                <text:p>128.564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605933">
                <text:p>131.605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0.140996">
                <text:p>130.14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.903527">
                <text:p>127.903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8.017099">
                <text:p>128.017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.916075">
                <text:p>125.91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1.070804">
                <text:p>141.070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5.348972">
                <text:p>135.34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.583471">
                <text:p>130.583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505452">
                <text:p>131.505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.697999">
                <text:p>136.697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.418151">
                <text:p>131.418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.982584">
                <text:p>136.982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.3055">
                <text:p>134.3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2.502976">
                <text:p>142.50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.812355">
                <text:p>133.812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422019">
                <text:p>136.42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.693884">
                <text:p>135.693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.385302">
                <text:p>137.385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.303045">
                <text:p>142.30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5.832119">
                <text:p>125.832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.8567">
                <text:p>132.8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.251567">
                <text:p>136.25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.716075">
                <text:p>122.71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8.072114">
                <text:p>138.072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.570115">
                <text:p>135.570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.249983">
                <text:p>127.249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1.11271">
                <text:p>141.1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.99373">
                <text:p>132.99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.599339">
                <text:p>124.599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.960349">
                <text:p>135.960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277051">
                <text:p>135.277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3.817386">
                <text:p>123.817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9.770221">
                <text:p>129.77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1.213276">
                <text:p>131.213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.53369">
                <text:p>132.53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4.900083">
                <text:p>134.90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7.997704">
                <text:p>127.997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5.646338">
                <text:p>135.646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2.309296">
                <text:p>132.309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3.681506">
                <text:p>133.681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.981486">
                <text:p>133.98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.580127">
                <text:p>134.580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4.534966">
                <text:p>134.534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5.166891">
                <text:p>135.166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.887434">
                <text:p>126.887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9.392662">
                <text:p>139.39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3.737595">
                <text:p>133.737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6.971753">
                <text:p>136.9717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